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P14" style:parent-style-name="Standard" style:family="paragraph">
      <style:paragraph-properties fo:widows="0" fo:orphans="0" fo:text-align="justify" fo:margin-top="0.0784in" fo:margin-bottom="0.118in" fo:line-height="115%" fo:text-indent="0.4722in"/>
      <style:text-properties fo:font-size="14pt" style:font-size-asian="14pt" style:font-size-complex="14pt" fo:hyphenate="false"/>
    </style:style>
    <style:style style:name="P15" style:parent-style-name="Standard" style:family="paragraph">
      <style:paragraph-properties fo:widows="0" fo:orphans="0" fo:text-align="justify" fo:margin-top="0.0784in" fo:margin-bottom="0.118in" fo:line-height="115%" fo:text-indent="0.4722in"/>
      <style:text-properties fo:font-size="14pt" style:font-size-asian="14pt" style:font-size-complex="14pt" fo:hyphenate="false"/>
    </style:style>
    <style:style style:name="P16" style:parent-style-name="Standard" style:family="paragraph">
      <style:paragraph-properties fo:widows="0" fo:orphans="0" fo:text-align="justify" fo:margin-top="0.0784in" fo:margin-bottom="0.0902in" fo:line-height="115%" fo:text-indent="0.4722in"/>
      <style:text-properties fo:font-size="14pt" style:font-size-asian="14pt" style:font-size-complex="14pt" fo:hyphenate="false"/>
    </style:style>
    <style:style style:name="P17" style:parent-style-name="Standard" style:family="paragraph">
      <style:paragraph-properties fo:widows="0" fo:orphans="0" fo:text-align="justify" fo:line-height="115%" fo:text-indent="0.4722in"/>
      <style:text-properties fo:font-size="14pt" style:font-size-asian="14pt" style:font-size-complex="14pt" fo:hyphenate="false"/>
    </style:style>
    <style:style style:name="P18" style:parent-style-name="Standard" style:family="paragraph">
      <style:paragraph-properties fo:text-align="justify" fo:margin-top="0.1388in" fo:margin-bottom="0.1388in" fo:line-height="115%" fo:margin-left="0.5909in" fo:margin-right="0.5909in">
        <style:tab-stops/>
      </style:paragraph-properties>
      <style:text-properties fo:hyphenate="false"/>
    </style:style>
    <style:style style:name="T19" style:parent-style-name="Domyślnaczcionkaakapitu" style:family="text">
      <style:text-properties fo:font-size="11pt" style:font-size-asian="11pt" style:font-size-complex="11pt"/>
    </style:style>
    <style:style style:name="T20" style:parent-style-name="Domyślnaczcionkaakapitu" style:family="text">
      <style:text-properties fo:font-size="11pt" style:font-size-asian="11pt" style:font-size-complex="11pt"/>
    </style:style>
    <style:style style:name="T21" style:parent-style-name="Odwołanieprzypisudolnego" style:family="text">
      <style:text-properties fo:font-size="11pt" style:font-size-asian="11pt" style:font-size-complex="11pt"/>
    </style:style>
    <style:style style:name="P22" style:parent-style-name="Standard" style:family="paragraph">
      <style:paragraph-properties fo:widows="0" fo:orphans="0" fo:text-align="justify" fo:line-height="115%" fo:text-indent="0.4722in"/>
      <style:text-properties fo:font-size="14pt" style:font-size-asian="14pt" style:font-size-complex="14pt" fo:hyphenate="false"/>
    </style:style>
    <style:style style:name="P23" style:parent-style-name="Standard" style:family="paragraph">
      <style:paragraph-properties fo:text-align="justify" fo:line-height="115%" fo:text-indent="0.4722in"/>
      <style:text-properties fo:font-size="14pt" style:font-size-asian="14pt" style:font-size-complex="14pt" fo:hyphenate="false"/>
    </style:style>
    <style:style style:name="T24" style:parent-style-name="Domyślnaczcionkaakapitu" style:family="text">
      <style:text-properties style:font-name="Arial" style:font-name-complex="Arial" fo:font-weight="bold" style:font-weight-asian="bold" style:use-window-font-color="true" fo:font-size="14pt" style:font-size-asian="14pt" style:font-size-complex="14pt"/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7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9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0" style:parent-style-name="Spistreści2" style:family="paragraph">
      <style:paragraph-properties fo:margin-left="0in">
        <style:tab-stops>
          <style:tab-stop style:type="right" style:leader-style="dotted" style:leader-text="." style:position="6.6861in"/>
        </style:tab-stops>
      </style:paragraph-properties>
    </style:style>
  </office:automatic-styles>
  <office:body>
    <office:text text:use-soft-page-breaks="true">
      <text:h text:style-name="P1" text:outline-level="1"><text:bookmark-start text:name="_Toc495230864"/><text:bookmark-start text:name="_Toc495230906"/><text:bookmark-start text:name="_Toc495231079"/><text:bookmark-start text:name="_Toc495237257"/>Wstęp do metafizyki (fr.)<text:bookmark-end text:name="_Toc495230864"/><text:bookmark-end text:name="_Toc495230906"/><text:bookmark-end text:name="_Toc495231079"/><text:bookmark-end text:name="_Toc495237257"/></text:h>
      <text:h text:style-name="Nagłówek2" text:outline-level="2"><text:bookmark-start text:name="__RefHeading__3_1652706106"/><text:bookmark-start text:name="_Toc495230865"/><text:bookmark-start text:name="_Toc495230907"/><text:bookmark-start text:name="_Toc495231080"/><text:bookmark-start text:name="_Toc495237258"/>Definicje<text:bookmark-end text:name="__RefHeading__3_1652706106"/><text:bookmark-end text:name="_Toc495230865"/><text:bookmark-end text:name="_Toc495230907"/><text:bookmark-end text:name="_Toc495231080"/><text:bookmark-end text:name="_Toc495237258"/></text:h>
      <text:p text:style-name="P14">Porównując ze sobą definicje metafizyki i koncepcje absolutu, spostrzegamy, że mimo jawnej rozbieżności zdań filozofowie utrzymują zgodnie, iż<text:s/>istnieją dwa do głębi odmienne sposoby poznania rzeczy. Pierwszy zakłada, że rzecz te obchodzi dookoła, drugi – że się w nią wchodzi. Pierwszy zależy od punktu widzenia, jaki zajmujemy i od symboli, za pomocą których ją wyrażamy. Drugi nie wychodzi z żadnego punktu widzenia i nie posługuje się symbolami. O pierwszym rodzaju poznania powiemy, że pozostaje w granicach względności, o drugim – gdzie jest ono w ogóle możliwe – że dociera do absolutu.</text:p>
      <text:h text:style-name="Nagłówek2" text:outline-level="2"><text:bookmark-start text:name="_Toc495231081"/><text:bookmark-start text:name="_Toc495237259"/>Ruch<text:bookmark-end text:name="_Toc495231081"/><text:bookmark-end text:name="_Toc495237259"/></text:h>
      <text:p text:style-name="P15">Weźmy na przykład ruch przedmiotu w przestrzeni. Ruch ten<text:s/>spostrzegam różnie, zależnie od punktu widzenia, ruchomego lub nieruchomego, z którego nań patrzę. Wyrażam go różnie, zależnie od języka symboli, na który go przekładam i nazywam go względnym dla tej dwojakiej przyczyny, że zarówno w jednym, jak i w drugim wypadku zajmuję stanowisko wobec samego przedmiotu zewnętrzne. Kiedy zaś mówię o ruchu absolutnym, znaczy to, że przypisuję poruszającemu się przedmiotowi pewne wnętrze i jak gdyby stany duchowe, że z tymi stanami współczułam, że w nie wchodzę wysiłkiem<text:s/>wyobraźni. Wówczas moje doświadczenie będzie się zmieniać w zależności od tego, czy przedmiot będzie w ruchu, czy też spoczynku, czy przybierze ten rodzaj ruchu czy też inny. Nie będzie ono zależało ani od punktów widzenia, jakie mógłbym wobec przedmiotu zająć, ponieważ ja będę w samym przedmiocie, ani od symboli, na które mógłbym je przełożyć, zrezygnuję bowiem z wszelkich przekładów, aby posiąść oryginał. Słowem, ruch nie będzie już ujmowany od zewnątrz i, że tak powiem, od mojej strony, ode mnie, lecz od<text:s/>wewnątrz, sam w sobie. Uchwycę absolut.</text:p>
      <text:h text:style-name="Nagłówek2" text:outline-level="2"><text:bookmark-start text:name="__RefHeading__7_1652706106"/><text:bookmark-start text:name="_Toc495231082"/><text:bookmark-start text:name="_Toc495237260"/>Postać<text:bookmark-end text:name="__RefHeading__7_1652706106"/><text:bookmark-end text:name="_Toc495231082"/><text:bookmark-end text:name="_Toc495237260"/></text:h>
      <text:p text:style-name="P16">Albo weźmy postać powieściową, o której losach czytam. Powieściopisarz może do woli mnożyć cechy jej charakteru: może jej kazać działać i przemawiać, ile zechce: wszystko to nie zastąpi mi tego prostego i niepodzielnego wrażenia, którego bym doznał, gdybym mógł na chwilę bodaj przedzierzgnąć się w samą postać.</text:p>
      <text:h text:style-name="Nagłówek2" text:outline-level="2"><text:bookmark-start text:name="_Toc495231083"/><text:bookmark-start text:name="_Toc495237261"/><text:soft-page-break/>Źródło<text:bookmark-end text:name="_Toc495231083"/><text:bookmark-end text:name="_Toc495237261"/></text:h>
      <text:p text:style-name="P17">Wówczas zdawałoby mi się, że jak gdyby z jednego źródła w 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 swej integralności, a mnogie przejawy, w 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ż punktów widzenia na nią.</text:p>
      <text:p text:style-name="P18"><text:span text:style-name="T19">Wszystkie cechy, z których składa się jej opis, a które mogą pozwolić mi ją poznać tylko przez porównanie z osobami czy rzeczami znanymi mi już skądinąd, są znakami, w których się ona w sposób mniej lub bardziej symboliczny wyraża. Sym</text:span><text:span text:style-name="T20">bole i punkty widzenia stawiają mnie więc na zewnątrz postaci, mówią mi o niej tylko to, co ma ona wspólnego z innymi, lecz do niej właściwie nie należą.</text:span><text:span text:style-name="T21"><text:note text:note-class="footnote" text:id="_ftn0"><text:note-citation>1</text:note-citation><text:note-body><text:p text:style-name="Tekstprzypisudolnego"><text:s/>Cytat przykładowy ilustrujący odrębne formatowanie oraz wstawianie przypisów.</text:p></text:note-body></text:note></text:span></text:p>
      <text:p text:style-name="P22">Tego, co właściwie jest nią, co stanowi jej istotę, nie da się spostrzec od zewnątrz, gdyż jest to ex definitione coś wewnętrznego ani wyrazić w symbolach, gdyż jest niewspółmierne z żadną inną rzeczą. Opis, historia i analiza pozostawiają mnie tu w granicach względności. Jedynie utożsamienie się z samą tą postacią dałoby mi absolut.</text:p>
      <text:h text:style-name="Nagłówek2" text:outline-level="2"><text:bookmark-start text:name="__RefHeading__9_1652706106"/><text:bookmark-start text:name="_Toc495231084"/><text:bookmark-start text:name="_Toc495237262"/>Absolut<text:bookmark-end text:name="__RefHeading__9_1652706106"/><text:bookmark-end text:name="_Toc495231084"/><text:bookmark-end text:name="_Toc495237262"/></text:h>
      <text:p text:style-name="P23">W tym właśnie i tylko w tym znaczeniu, absolut jest synonimem doskonałości. Wszystkie fotografie jakiegoś miasta, zrobione ze wszystkich możliwych punktów widzenia, mogą uzupełniać się<text:s/>nawzajem do nieskończoności; nigdy jednak nie dorównują plastycznemu wrażeniu, jakie się otrzymuje chodząc po mieście. Wszystkie przekłady jakiegoś poematu na wszystkie możliwe języki daremnie mnożyłyby odcienie i 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 porównaniu z przedmiotem, do którego punkt widzenia stosowano i który usiłowano wyrazić w symbolach, ale absolut jest doskonały przez to, że jest w zupełności tym, czym jest.</text:p>
      <text:h text:style-name="Nagłówekspisutreści" text:outline-level="1"><text:bookmark-start text:name="_Toc495237263"/><text:soft-page-break/><text:span text:style-name="T24">Spis treści</text:span><text:bookmark-end text:name="_Toc49523726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pistreści1"><text:a xlink:href="#_Toc495237257" office:target-frame-name="_top" xlink:show="replace"><text:span text:style-name="Hiperłącze">Wstęp do metafizyki (fr.)</text:span><text:tab/>1</text:a></text:p>
          <text:p text:style-name="P25"><text:a xlink:href="#_Toc495237258" office:target-frame-name="_top" xlink:show="replace"><text:span text:style-name="Hiperłącze">Definicje</text:span><text:tab/>1</text:a></text:p>
          <text:p text:style-name="P26"><text:a xlink:href="#_Toc495237259" office:target-frame-name="_top" xlink:show="replace"><text:span text:style-name="Hiperłącze">Ruch</text:span><text:tab/>1</text:a></text:p>
          <text:p text:style-name="P27"><text:a xlink:href="#_Toc495237260" office:target-frame-name="_top" xlink:show="replace"><text:span text:style-name="Hiperłącze">Postać</text:span><text:tab/>1</text:a></text:p>
          <text:p text:style-name="P28"><text:a xlink:href="#_Toc495237261" office:target-frame-name="_top" xlink:show="replace"><text:span text:style-name="Hiperłącze">Źródło</text:span><text:tab/>2</text:a></text:p>
          <text:p text:style-name="P29"><text:a xlink:href="#_Toc495237262" office:target-frame-name="_top" xlink:show="replace"><text:span text:style-name="Hiperłącze">Absolut</text:span><text:tab/>2</text:a></text:p>
        </text:index-body>
      </text:table-of-content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tru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Book Antiqua" style:font-name-complex="Arial" fo:font-weight="bold" style:font-weight-asian="bold" style:font-weight-complex="bold" style:font-style-complex="italic" fo:font-variant="small-caps" fo:font-size="14pt" style:font-size-asian="14pt" style:font-size-complex="14pt" fo:hyphenate="true"/>
    </style:style>
    <style:style style:name="Nagłówek3" style:display-name="Nagłówek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tru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odtytul" style:display-name="Podtytul" style:family="paragraph" style:parent-style-name="Standard">
      <style:paragraph-properties fo:text-align="justify" fo:margin-bottom="0.0416in" fo:text-indent="0.2361in"/>
      <style:text-properties style:font-name="Book Antiqua" style:font-name-asian="Book Antiqua" style:font-name-complex="Book Antiqua" fo:font-weight="bold" style:font-weight-asian="bold" fo:font-variant="small-caps" fo:font-size="14pt" style:font-size-asian="14pt" style:font-size-complex="10pt" fo:hyphenate="true"/>
    </style:style>
    <style:style style:name="akapit_p" style:display-name="akapit_p" style:family="paragraph" style:parent-style-name="Standard">
      <style:paragraph-properties fo:text-align="justify" fo:margin-top="0.0833in" fo:margin-bottom="0.0833in" fo:line-height="150%" fo:text-indent="0.3152in"/>
      <style:text-properties style:font-size-complex="10pt" fo:hyphenate="tru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text-transform="uppercase" fo:font-size="10pt" style:font-size-asian="10pt" style:font-size-complex="10pt" fo:hyphenate="tru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style:font-style-complex="italic" fo:font-size="10pt" style:font-size-asian="10pt" style:font-size-complex="10pt" fo:hyphenate="tru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9pt" style:font-size-asian="9pt" style:font-size-complex="9pt" fo:hyphenate="tru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9pt" style:font-size-asian="9pt" style:font-size-complex="9pt" fo:hyphenate="tru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style:font-size-complex="9pt" fo:hyphenate="tru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9pt" style:font-size-asian="9pt" style:font-size-complex="9pt" fo:hyphenate="tru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9pt" style:font-size-asian="9pt" style:font-size-complex="9pt" fo:hyphenate="tru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9pt" style:font-size-asian="9pt" style:font-size-complex="9pt" fo:hyphenate="tru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Quotations" style:display-name="Quotations" style:family="paragraph" style:parent-style-name="Standard">
      <style:paragraph-properties fo:text-align="justify" fo:margin-bottom="0.1965in" fo:margin-left="0.3937in" fo:margin-right="0.3937in">
        <style:tab-stops/>
      </style:paragraph-properties>
      <style:text-properties fo:font-style="italic" style:font-style-asian="italic" fo:font-size="10.5pt" style:font-size-asian="10.5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umerstrony" style:display-name="Numer strony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kstdymka" style:display-name="Tekst dymka" style:family="paragraph" style:parent-style-name="Normalny">
      <style:text-properties style:font-name="Segoe UI" style:font-name-complex="Mangal" fo:font-size="9pt" style:font-size-asian="9pt" style:font-size-complex="8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Mangal" fo:font-size="9pt" style:font-size-asian="9pt" style:font-size-complex="8pt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Nagłówek5Znak" style:display-name="Nagłówek 5 Znak" style:family="text" style:parent-style-name="Domyślnaczcionkaakapitu">
      <style:text-properties style:font-name="Calibri Light" style:font-name-asian="Times New Roman" style:font-name-complex="Mangal" fo:color="#2F5496" style:font-size-complex="10.5pt"/>
    </style:style>
    <style:style style:name="Nagłówek6Znak" style:display-name="Nagłówek 6 Znak" style:family="text" style:parent-style-name="Domyślnaczcionkaakapitu">
      <style:text-properties style:font-name="Calibri Light" style:font-name-asian="Times New Roman" style:font-name-complex="Mangal" fo:color="#1F3763" style:font-size-complex="10.5pt"/>
    </style:style>
    <style:style style:name="Nagłówek7Znak" style:display-name="Nagłówek 7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Nagłówekspisutreści" style:display-name="Nagłówek spisu treści" style:family="paragraph" style:parent-style-name="Nagłówek1" style:next-style-name="Normalny" style:default-outline-level="1">
      <style:paragraph-properties fo:keep-together="always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style:language-asian="pl" style:country-asian="PL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-complex="Mangal" fo:font-weight="bold" style:font-weight-asian="bold" style:font-size-complex="10.5pt"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kstprzypisudolnego" style:display-name="Tekst przypisu doln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dolnegoZnak" style:display-name="Tekst przypisu doln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3.4458in" style:use-optimal-column-width="false"/>
    </style:style>
    <style:style style:name="TableColumn4" style:family="table-column">
      <style:table-column-properties style:column-width="3.2472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Nagłówek" style:family="paragraph">
      <style:paragraph-properties fo:widows="0" fo:orphans="0"/>
      <style:text-properties fo:hyphenate="false"/>
    </style:style>
    <style:style style:name="T8" style:parent-style-name="Domyślnaczcionkaakapitu" style:family="text">
      <style:text-properties style:font-name="Arial" fo:font-weight="bold" style:font-weight-asian="bold" fo:font-size="10pt" style:font-size-asian="10pt" style:font-size-complex="10pt"/>
    </style:style>
    <style:style style:name="T9" style:parent-style-name="Domyślnaczcionkaakapitu" style:family="text">
      <style:text-properties style:font-name="Arial" fo:font-size="10pt" style:font-size-asian="10pt" style:font-size-complex="10pt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Domyślnaczcionkaakapitu" style:family="text">
      <style:text-properties style:font-name="Arial" fo:font-size="10pt" style:font-size-asian="10pt" style:font-size-complex="10pt"/>
    </style:style>
    <style:style style:name="P13" style:parent-style-name="Nagłówek" style:family="paragraph">
      <style:text-properties fo:font-size="6pt" style:font-size-asian="6pt" style:font-size-complex="6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Henri Bergson (1859-1941)</text:span><text:span text:style-name="T9">, Wstęp do metafizyki (fr.)</text:span></text:p>
            </table:table-cell>
            <table:table-cell table:style-name="TableCell10">
              <text:p text:style-name="P11"><text:span text:style-name="T12"><text:page-number text:fixed="false">2</text:page-number></text:span></text:p>
            </table:table-cell>
          </table:table-row>
        </table:table>
        <text:p text:style-name="P1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równując ze sobą definicje metafizyki i koncepcje absolutu, spostrzegamy, że mimo jawnej rozbieżności zdań filozofowie utrzy</dc:title>
    <meta:initial-creator>cremon</meta:initial-creator>
    <dc:creator>Marcin</dc:creator>
    <meta:creation-date>2005-03-01T17:41:00Z</meta:creation-date>
    <dc:date>2017-10-08T18:43:00Z</dc:date>
    <meta:print-date>2008-09-21T20:51:00Z</meta:print-date>
    <meta:template xlink:href="Normal" xlink:type="simple"/>
    <meta:editing-cycles>26</meta:editing-cycles>
    <meta:editing-duration>PT8640S</meta:editing-duration>
    <meta:user-defined meta:name="Informacja 1"/>
    <meta:user-defined meta:name="Informacja 2"/>
    <meta:user-defined meta:name="Informacja 3"/>
    <meta:user-defined meta:name="Informacja 4"/>
    <meta:document-statistic meta:page-count="3" meta:paragraph-count="9" meta:word-count="664" meta:character-count="4640" meta:row-count="33" meta:non-whitespace-character-count="3985"/>
  </office:meta>
</office:document-meta>
</file>